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Utils.sendDevTimeError( String messageKey , Throwable cause , int productionTimeErrorCode , ServletRequest request , ServletResponse response , ServletContext servletContext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FormBean( ActionMapping mapping ,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ernalUtils.ensureModuleConfig( String modulePath , Servle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ternalUtils.getActionName( ActionMapping 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sendError( String messageKey , Throwable cause , ServletRequest request , HttpServletResponse response , Object [ ] message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findActionConfig( String actionConfigPath , String modulePath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Utils.getModulePathFromReqAtt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tCurrentModule( ModuleConfig mc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ReloadableClass( String classNam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ndDevTimeError( String messageKey , Object [ ] messageArgs , Throwable cause , int productionTimeErrorCode , ServletRequest request , ServletResponse response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ernalUtils.isNestable( ModuleConfig module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unwrapFormBean( ActionForm fo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Utils.isSessionScope( Action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lookupField( Class parentClass ,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Utils.throwPageFlowException( PageFlow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isSharedFlowModule( ModuleConfig m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lookupMethod( Class parentClass , String methodName , Class [ ] signat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addActionError( String propertyName , ActionMessage error ,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Utils.throwPageFlowException( PageFlowException effect , 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getDecodedServletPath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Utils.unwrapMultipart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Utils.avoidDirectResponseOutput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tCurrentPageFlow( PageFlowController jpf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newReloadableInstance( String classNam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PageInputMap( ServletRequest request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Utils.getForwardedFormBean( ServletRequest request , boolean removeFrom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Utils.getBindingUpdateError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ActionMappingName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addParam( String url , String paramName , String param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selectModule( String prefix , HttpServletRequest request , ServletContext servlet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ternalUtils.initDelegatingConfigs( ModuleConfig moduleConfig ,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ternalUtils.getActionOutputMap( ServletRequest request , boolean createIfNotEx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Utils.createActionForm( ActionMapping mapping , ModuleConfig moduleConfig , ActionServlet actionServlet , ServletContext servlet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ternalUtils.getForwardingModule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createActionPath( ServletRequest request , String qualified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getCurrentActionForm( 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nalUtils.getFlowControllerClassName( String modulePath , ServletRequest request , Servle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getModuleConfig( String modulePath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FlowControllerClassName( ModuleConfig m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ssionExpired( ServletRequest servlet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Utils.getDecodedURI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setForwardedFormBean( ServletRequest request , ActionForm 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Utils.getQualifiedBundleName( String bundleName , 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nalUtils.isLongLived( ModuleConfig module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getActionMappingPath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filterValue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Utils.getActionServlet( Servle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getMultipartHandler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ndError( String messageKey , Object [ ] messageArgs , ServletRequest request , ServletResponse response , Throwable cause , boolean avoidDirectResponse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ernalUtils.getLongLivedFlowAttr( String 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ignoreIncludeServletPath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qualifyAction( ServletContext servletContext , String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Utils.wrapFormBean( Object form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Utils.setForwardingModule( ServletRequest request , String modu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MessageResources( String bundleName , ServletRequest request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Utils.setFormInScope( String formName , ActionForm form , ActionMapping mapping , HttpServletRequest request , boolean overwri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Utils.setCurrentActionResolver( ActionResolver resolver , HttpServletRequest request ,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ternalUtils.getHttpSession( ServletRequest request ,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getFacesBackingBean( ServletRequest reques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setServletContext( 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lookupLocale( JspContext jsp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setIgnoreIncludeServletPath( ServletRequest request , boolean ign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rnalUtils.setCurrentPageFlow( PageFlowController jpf , HttpServletRequest request , HttpServletResponse response ,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ternalUtils.getServletContext( ServletRequest r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Utils.addActionOutputs( Map toAdd , ServletRequest request , boolean overwri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ternalUtils.isMultipartHandlingEnabled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Utils.getCurrentActionMapping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Utils.getFormBeanType( FormBeanConfig formBean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Utils.getCleanActionName( String action , boolean prependSlas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Utils.loadClassNonFatal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nalUtils.inferModulePathFromClass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Utils.removeCurrentPageFlow(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Utils.lookupLocale(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Utils.addBindingUpdateError( ServletRequest request , String expression , String message ,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Utils.getPageInputMap( 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Utils.removeCurrentFacesBackingBean(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Utils.setAvoidDirectResponseOutput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